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fo:background-color="#dddddd"/>
    </style:style>
    <style:style style:name="ce10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</style:style>
    <style:style style:name="ce30" style:family="table-cell" style:parent-style-name="Default" style:data-style-name="N121"/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3">
      <style:table-cell-properties fo:background-color="#dddddd"/>
    </style:style>
    <style:style style:name="ce22" style:family="table-cell" style:parent-style-name="Default" style:data-style-name="N1">
      <style:table-cell-properties fo:background-color="#dddddd"/>
      <style:text-properties fo:font-weight="normal" style:font-weight-asian="normal" style:font-weight-complex="normal"/>
    </style:style>
    <style:style style:name="ce39" style:family="table-cell" style:parent-style-name="Default" style:data-style-name="N123"/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0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">
      <style:table-cell-properties fo:background-color="transparent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2346in" svg:height="5.6996in" svg:x="0.5075in" svg:y="0.0626in">
            <draw:object draw:notify-on-update-of-ranges="Sheet1.A55:Sheet1.A55 Sheet1.B55:Sheet1.N55 Sheet1.A43:Sheet1.A43 Sheet1.B44:Sheet1.N44 Sheet1.A46:Sheet1.A46 Sheet1.B47:Sheet1.N47 Sheet1.A49:Sheet1.A49 Sheet1.B50:Sheet1.N50 Sheet1.A52:Sheet1.A52 Sheet1.B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6"/>
        <table:table-column table:style-name="co1" table:number-columns-repeated="1009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33"/>
          <table:table-cell table:style-name="ce27" office:value-type="string" calcext:value-type="string" table:number-columns-spanned="4" table:number-rows-spanned="1">
            <text:p>coverage</text:p>
          </table:table-cell>
          <table:covered-table-cell table:number-columns-repeated="3"/>
          <table:table-cell table:style-name="ce43" table:number-columns-repeated="5"/>
          <table:table-cell table:style-name="ce52" table:number-columns-repeated="1010"/>
        </table:table-row>
        <table:table-row table:style-name="ro1">
          <table:table-cell table:number-columns-repeated="4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style-name="ce43" table:number-columns-repeated="4"/>
          <table:table-cell table:style-name="ce52" table:number-columns-repeated="1011"/>
        </table:table-row>
        <table:table-row table:style-name="ro1">
          <table:table-cell table:number-columns-repeated="4"/>
          <table:table-cell table:style-name="ce7" office:value-type="float" office:value="19500" calcext:value-type="float">
            <text:p>19500</text:p>
          </table:table-cell>
          <table:table-cell table:style-name="ce31"/>
          <table:table-cell table:style-name="ce7" office:value-type="float" office:value="15136" calcext:value-type="float">
            <text:p>15136</text:p>
          </table:table-cell>
          <table:table-cell table:style-name="ce7" office:value-type="float" office:value="17676" calcext:value-type="float">
            <text:p>17676</text:p>
          </table:table-cell>
          <table:table-cell table:style-name="ce43" table:number-columns-repeated="6"/>
          <table:table-cell table:style-name="ce52" table:number-columns-repeated="1009"/>
        </table:table-row>
        <table:table-row table:style-name="ro1">
          <table:table-cell table:style-name="ce21"/>
          <table:table-cell table:style-name="ce33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8]/[.$E38]" office:value-type="percentage" office:value="0.776205128205128" calcext:value-type="percentage">
            <text:p>77.6%</text:p>
          </table:table-cell>
          <table:table-cell table:style-name="ce47" table:formula="of:=[.H38]/[.$E38]" office:value-type="percentage" office:value="0.906461538461538" calcext:value-type="percentage">
            <text:p>90.6%</text:p>
          </table:table-cell>
          <table:table-cell table:style-name="ce43" table:number-columns-repeated="5"/>
          <table:table-cell table:style-name="ce52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4" table:number-rows-spanned="1">
            <text:p>daily effective emerge rate in relation to a dependency bias (== mean of installed packagesbefore a new has no deps to be installed)</text:p>
          </table:table-cell>
          <table:covered-table-cell table:number-columns-repeated="12" table:style-name="ce26"/>
          <table:covered-table-cell table:style-name="ce52"/>
          <table:table-cell table:style-name="ce52" table:number-columns-repeated="1009"/>
        </table:table-row>
        <table:table-row table:style-name="ro1">
          <table:table-cell table:style-name="ce14" office:value-type="string" calcext:value-type="string">
            <text:p>bias</text:p>
          </table:table-cell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6500" calcext:value-type="float">
            <text:p>6500</text:p>
          </table:table-cell>
          <table:table-cell table:style-name="ce7" table:formula="of:=[.B$56]-[.$A43]" office:value-type="float" office:value="-4602.75" calcext:value-type="float">
            <text:p>-4603</text:p>
          </table:table-cell>
          <table:table-cell table:style-name="ce7" table:formula="of:=[.C$56]-[.$A43]" office:value-type="float" office:value="-2877.625" calcext:value-type="float">
            <text:p>-2878</text:p>
          </table:table-cell>
          <table:table-cell table:style-name="ce7" table:formula="of:=[.D$56]-[.$A43]" office:value-type="float" office:value="-1607.125" calcext:value-type="float">
            <text:p>-1607</text:p>
          </table:table-cell>
          <table:table-cell table:style-name="ce7" table:formula="of:=[.E$56]-[.$A43]" office:value-type="float" office:value="-515.25" calcext:value-type="float">
            <text:p>-515</text:p>
          </table:table-cell>
          <table:table-cell table:style-name="ce7" table:formula="of:=[.F$56]-[.$A43]" office:value-type="float" office:value="398.875" calcext:value-type="float">
            <text:p>399</text:p>
          </table:table-cell>
          <table:table-cell table:style-name="ce7" table:formula="of:=[.G$56]-[.$A43]" office:value-type="float" office:value="1267" calcext:value-type="float">
            <text:p>1267</text:p>
          </table:table-cell>
          <table:table-cell table:style-name="ce7" table:formula="of:=[.H$56]-[.$A43]" office:value-type="float" office:value="2060" calcext:value-type="float">
            <text:p>2060</text:p>
          </table:table-cell>
          <table:table-cell table:style-name="ce7" table:formula="of:=[.I$56]-[.$A43]" office:value-type="float" office:value="2725.14285714286" calcext:value-type="float">
            <text:p>2725</text:p>
          </table:table-cell>
          <table:table-cell table:style-name="ce7" table:formula="of:=[.J$56]-[.$A43]" office:value-type="float" office:value="3267.39285714286" calcext:value-type="float">
            <text:p>3267</text:p>
          </table:table-cell>
          <table:table-cell table:style-name="ce7" table:formula="of:=[.K$56]-[.$A43]" office:value-type="float" office:value="3770.64285714286" calcext:value-type="float">
            <text:p>3771</text:p>
          </table:table-cell>
          <table:table-cell table:style-name="ce7" table:formula="of:=[.L$56]-[.$A43]" office:value-type="float" office:value="4220.64285714286" calcext:value-type="float">
            <text:p>4221</text:p>
          </table:table-cell>
          <table:table-cell table:style-name="ce7" table:formula="of:=[.M$56]-[.$A43]" office:value-type="string" office:string-value="" calcext:value-type="error">
            <text:p>#DIV/0!</text:p>
          </table:table-cell>
          <table:table-cell table:style-name="ce7" table:formula="of:=[.N$56]-[.$A43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7" table:formula="of:=[.B43]/[.B$58]" office:value-type="float" office:value="-4602.75" calcext:value-type="float">
            <text:p>-4603</text:p>
          </table:table-cell>
          <table:table-cell table:style-name="ce7" table:formula="of:=[.C43]/[.C$58]" office:value-type="float" office:value="-1438.8125" calcext:value-type="float">
            <text:p>-1439</text:p>
          </table:table-cell>
          <table:table-cell table:style-name="ce7" table:formula="of:=[.D43]/[.D$58]" office:value-type="float" office:value="-535.708333333333" calcext:value-type="float">
            <text:p>-536</text:p>
          </table:table-cell>
          <table:table-cell table:style-name="ce7" table:formula="of:=[.E43]/[.E$58]" office:value-type="float" office:value="-128.8125" calcext:value-type="float">
            <text:p>-129</text:p>
          </table:table-cell>
          <table:table-cell table:style-name="ce7" table:formula="of:=[.F43]/[.F$58]" office:value-type="float" office:value="79.775" calcext:value-type="float">
            <text:p>80</text:p>
          </table:table-cell>
          <table:table-cell table:style-name="ce7" table:formula="of:=[.G43]/[.G$58]" office:value-type="float" office:value="211.166666666667" calcext:value-type="float">
            <text:p>211</text:p>
          </table:table-cell>
          <table:table-cell table:style-name="ce22" table:formula="of:=[.H43]/[.H$58]" office:value-type="float" office:value="294.285714285714" calcext:value-type="float">
            <text:p>294</text:p>
          </table:table-cell>
          <table:table-cell table:style-name="ce22" table:formula="of:=[.I43]/[.I$58]" office:value-type="float" office:value="340.642857142857" calcext:value-type="float">
            <text:p>341</text:p>
          </table:table-cell>
          <table:table-cell table:style-name="ce22" table:formula="of:=[.J43]/[.J$58]" office:value-type="float" office:value="363.043650793651" calcext:value-type="float">
            <text:p>363</text:p>
          </table:table-cell>
          <table:table-cell table:style-name="ce22" table:formula="of:=[.K43]/[.K$58]" office:value-type="float" office:value="377.064285714286" calcext:value-type="float">
            <text:p>377</text:p>
          </table:table-cell>
          <table:table-cell table:style-name="ce40" table:formula="of:=[.L43]/[.L$58]" office:value-type="float" office:value="383.694805194805" calcext:value-type="float">
            <text:p>384</text:p>
          </table:table-cell>
          <table:table-cell table:style-name="ce22" table:formula="of:=[.M43]/[.M$58]" office:value-type="string" office:string-value="" calcext:value-type="error">
            <text:p>#DIV/0!</text:p>
          </table:table-cell>
          <table:table-cell table:style-name="ce22" table:formula="of:=[.N43]/[.N$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0"/>
          <table:table-cell table:style-name="ce7" table:number-columns-repeated="13"/>
          <table:table-cell table:number-columns-repeated="1009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7" table:formula="of:=[.B$56]-[.$A46]" office:value-type="float" office:value="-3102.75" calcext:value-type="float">
            <text:p>-3103</text:p>
          </table:table-cell>
          <table:table-cell table:style-name="ce7" table:formula="of:=[.C$56]-[.$A46]" office:value-type="float" office:value="-1377.625" calcext:value-type="float">
            <text:p>-1378</text:p>
          </table:table-cell>
          <table:table-cell table:style-name="ce7" table:formula="of:=[.D$56]-[.$A46]" office:value-type="float" office:value="-107.125" calcext:value-type="float">
            <text:p>-107</text:p>
          </table:table-cell>
          <table:table-cell table:style-name="ce7" table:formula="of:=[.E$56]-[.$A46]" office:value-type="float" office:value="984.75" calcext:value-type="float">
            <text:p>985</text:p>
          </table:table-cell>
          <table:table-cell table:style-name="ce7" table:formula="of:=[.F$56]-[.$A46]" office:value-type="float" office:value="1898.875" calcext:value-type="float">
            <text:p>1899</text:p>
          </table:table-cell>
          <table:table-cell table:style-name="ce7" table:formula="of:=[.G$56]-[.$A46]" office:value-type="float" office:value="2767" calcext:value-type="float">
            <text:p>2767</text:p>
          </table:table-cell>
          <table:table-cell table:style-name="ce7" table:formula="of:=[.H$56]-[.$A46]" office:value-type="float" office:value="3560" calcext:value-type="float">
            <text:p>3560</text:p>
          </table:table-cell>
          <table:table-cell table:style-name="ce7" table:formula="of:=[.I$56]-[.$A46]" office:value-type="float" office:value="4225.14285714286" calcext:value-type="float">
            <text:p>4225</text:p>
          </table:table-cell>
          <table:table-cell table:style-name="ce7" table:formula="of:=[.J$56]-[.$A46]" office:value-type="float" office:value="4767.39285714286" calcext:value-type="float">
            <text:p>4767</text:p>
          </table:table-cell>
          <table:table-cell table:style-name="ce7" table:formula="of:=[.K$56]-[.$A46]" office:value-type="float" office:value="5270.64285714286" calcext:value-type="float">
            <text:p>5271</text:p>
          </table:table-cell>
          <table:table-cell table:style-name="ce7" table:formula="of:=[.L$56]-[.$A46]" office:value-type="float" office:value="5720.64285714286" calcext:value-type="float">
            <text:p>5721</text:p>
          </table:table-cell>
          <table:table-cell table:style-name="ce7" table:formula="of:=[.M$56]-[.$A46]" office:value-type="string" office:string-value="" calcext:value-type="error">
            <text:p>#DIV/0!</text:p>
          </table:table-cell>
          <table:table-cell table:style-name="ce7" table:formula="of:=[.N$56]-[.$A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7" table:formula="of:=[.B46]/[.B$58]" office:value-type="float" office:value="-3102.75" calcext:value-type="float">
            <text:p>-3103</text:p>
          </table:table-cell>
          <table:table-cell table:style-name="ce7" table:formula="of:=[.C46]/[.C$58]" office:value-type="float" office:value="-688.8125" calcext:value-type="float">
            <text:p>-689</text:p>
          </table:table-cell>
          <table:table-cell table:style-name="ce7" table:formula="of:=[.D46]/[.D$58]" office:value-type="float" office:value="-35.7083333333333" calcext:value-type="float">
            <text:p>-36</text:p>
          </table:table-cell>
          <table:table-cell table:style-name="ce7" table:formula="of:=[.E46]/[.E$58]" office:value-type="float" office:value="246.1875" calcext:value-type="float">
            <text:p>246</text:p>
          </table:table-cell>
          <table:table-cell table:style-name="ce7" table:formula="of:=[.F46]/[.F$58]" office:value-type="float" office:value="379.775" calcext:value-type="float">
            <text:p>380</text:p>
          </table:table-cell>
          <table:table-cell table:style-name="ce22" table:formula="of:=[.G46]/[.G$58]" office:value-type="float" office:value="461.166666666667" calcext:value-type="float">
            <text:p>461</text:p>
          </table:table-cell>
          <table:table-cell table:style-name="ce22" table:formula="of:=[.H46]/[.H$58]" office:value-type="float" office:value="508.571428571429" calcext:value-type="float">
            <text:p>509</text:p>
          </table:table-cell>
          <table:table-cell table:style-name="ce22" table:formula="of:=[.I46]/[.I$58]" office:value-type="float" office:value="528.142857142857" calcext:value-type="float">
            <text:p>528</text:p>
          </table:table-cell>
          <table:table-cell table:style-name="ce40" table:formula="of:=[.J46]/[.J$58]" office:value-type="float" office:value="529.710317460317" calcext:value-type="float">
            <text:p>530</text:p>
          </table:table-cell>
          <table:table-cell table:style-name="ce22" table:formula="of:=[.K46]/[.K$58]" office:value-type="float" office:value="527.064285714286" calcext:value-type="float">
            <text:p>527</text:p>
          </table:table-cell>
          <table:table-cell table:style-name="ce22" table:formula="of:=[.L46]/[.L$58]" office:value-type="float" office:value="520.058441558442" calcext:value-type="float">
            <text:p>520</text:p>
          </table:table-cell>
          <table:table-cell table:style-name="ce22" table:formula="of:=[.M46]/[.M$58]" office:value-type="string" office:string-value="" calcext:value-type="error">
            <text:p>#DIV/0!</text:p>
          </table:table-cell>
          <table:table-cell table:style-name="ce22" table:formula="of:=[.N46]/[.N$58]" office:value-type="string" office:string-value="" calcext:value-type="error">
            <text:p>#DIV/0!</text:p>
          </table:table-cell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10"/>
          <table:table-cell table:style-name="ce7" table:number-columns-repeated="10"/>
          <table:table-cell table:style-name="ce40" table:number-columns-repeated="3"/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7" office:value-type="float" office:value="3500" calcext:value-type="float">
            <text:p>3500</text:p>
          </table:table-cell>
          <table:table-cell table:style-name="ce7" table:formula="of:=[.B$56]-[.$A49]" office:value-type="float" office:value="-1602.75" calcext:value-type="float">
            <text:p>-1603</text:p>
          </table:table-cell>
          <table:table-cell table:style-name="ce7" table:formula="of:=[.C$56]-[.$A49]" office:value-type="float" office:value="122.375" calcext:value-type="float">
            <text:p>122</text:p>
          </table:table-cell>
          <table:table-cell table:style-name="ce7" table:formula="of:=[.D$56]-[.$A49]" office:value-type="float" office:value="1392.875" calcext:value-type="float">
            <text:p>1393</text:p>
          </table:table-cell>
          <table:table-cell table:style-name="ce7" table:formula="of:=[.E$56]-[.$A49]" office:value-type="float" office:value="2484.75" calcext:value-type="float">
            <text:p>2485</text:p>
          </table:table-cell>
          <table:table-cell table:style-name="ce7" table:formula="of:=[.F$56]-[.$A49]" office:value-type="float" office:value="3398.875" calcext:value-type="float">
            <text:p>3399</text:p>
          </table:table-cell>
          <table:table-cell table:style-name="ce7" table:formula="of:=[.G$56]-[.$A49]" office:value-type="float" office:value="4267" calcext:value-type="float">
            <text:p>4267</text:p>
          </table:table-cell>
          <table:table-cell table:style-name="ce7" table:formula="of:=[.H$56]-[.$A49]" office:value-type="float" office:value="5060" calcext:value-type="float">
            <text:p>5060</text:p>
          </table:table-cell>
          <table:table-cell table:style-name="ce7" table:formula="of:=[.I$56]-[.$A49]" office:value-type="float" office:value="5725.14285714286" calcext:value-type="float">
            <text:p>5725</text:p>
          </table:table-cell>
          <table:table-cell table:style-name="ce7" table:formula="of:=[.J$56]-[.$A49]" office:value-type="float" office:value="6267.39285714286" calcext:value-type="float">
            <text:p>6267</text:p>
          </table:table-cell>
          <table:table-cell table:style-name="ce7" table:formula="of:=[.K$56]-[.$A49]" office:value-type="float" office:value="6770.64285714286" calcext:value-type="float">
            <text:p>6771</text:p>
          </table:table-cell>
          <table:table-cell table:style-name="ce7" table:formula="of:=[.L$56]-[.$A49]" office:value-type="float" office:value="7220.64285714286" calcext:value-type="float">
            <text:p>7221</text:p>
          </table:table-cell>
          <table:table-cell table:style-name="ce7" table:formula="of:=[.M$56]-[.$A49]" office:value-type="string" office:string-value="" calcext:value-type="error">
            <text:p>#DIV/0!</text:p>
          </table:table-cell>
          <table:table-cell table:style-name="ce7" table:formula="of:=[.N$56]-[.$A49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7" table:formula="of:=[.B49]/[.B$58]" office:value-type="float" office:value="-1602.75" calcext:value-type="float">
            <text:p>-1603</text:p>
          </table:table-cell>
          <table:table-cell table:style-name="ce7" table:formula="of:=[.C49]/[.C$58]" office:value-type="float" office:value="61.1875" calcext:value-type="float">
            <text:p>61</text:p>
          </table:table-cell>
          <table:table-cell table:style-name="ce7" table:formula="of:=[.D49]/[.D$58]" office:value-type="float" office:value="464.291666666667" calcext:value-type="float">
            <text:p>464</text:p>
          </table:table-cell>
          <table:table-cell table:style-name="ce22" table:formula="of:=[.E49]/[.E$58]" office:value-type="float" office:value="621.1875" calcext:value-type="float">
            <text:p>621</text:p>
          </table:table-cell>
          <table:table-cell table:style-name="ce22" table:formula="of:=[.F49]/[.F$58]" office:value-type="float" office:value="679.775" calcext:value-type="float">
            <text:p>680</text:p>
          </table:table-cell>
          <table:table-cell table:style-name="ce22" table:formula="of:=[.G49]/[.G$58]" office:value-type="float" office:value="711.166666666667" calcext:value-type="float">
            <text:p>711</text:p>
          </table:table-cell>
          <table:table-cell table:style-name="ce40" table:formula="of:=[.H49]/[.H$58]" office:value-type="float" office:value="722.857142857143" calcext:value-type="float">
            <text:p>723</text:p>
          </table:table-cell>
          <table:table-cell table:style-name="ce22" table:formula="of:=[.I49]/[.I$58]" office:value-type="float" office:value="715.642857142857" calcext:value-type="float">
            <text:p>716</text:p>
          </table:table-cell>
          <table:table-cell table:style-name="ce22" table:formula="of:=[.J49]/[.J$58]" office:value-type="float" office:value="696.376984126984" calcext:value-type="float">
            <text:p>696</text:p>
          </table:table-cell>
          <table:table-cell table:style-name="ce22" table:formula="of:=[.K49]/[.K$58]" office:value-type="float" office:value="677.064285714286" calcext:value-type="float">
            <text:p>677</text:p>
          </table:table-cell>
          <table:table-cell table:style-name="ce22" table:formula="of:=[.L49]/[.L$58]" office:value-type="float" office:value="656.422077922078" calcext:value-type="float">
            <text:p>656</text:p>
          </table:table-cell>
          <table:table-cell table:style-name="ce22" table:formula="of:=[.M49]/[.M$58]" office:value-type="string" office:string-value="" calcext:value-type="error">
            <text:p>#DIV/0!</text:p>
          </table:table-cell>
          <table:table-cell table:style-name="ce22" table:formula="of:=[.N49]/[.N$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0"/>
          <table:table-cell table:style-name="ce7" table:number-columns-repeated="13"/>
          <table:table-cell table:number-columns-repeated="1009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table:formula="of:=[.B$56]-[.$A52]" office:value-type="float" office:value="-102.75" calcext:value-type="float">
            <text:p>-103</text:p>
          </table:table-cell>
          <table:table-cell table:style-name="ce7" table:formula="of:=[.C$56]-[.$A52]" office:value-type="float" office:value="1622.375" calcext:value-type="float">
            <text:p>1622</text:p>
          </table:table-cell>
          <table:table-cell table:style-name="ce7" table:formula="of:=[.D$56]-[.$A52]" office:value-type="float" office:value="2892.875" calcext:value-type="float">
            <text:p>2893</text:p>
          </table:table-cell>
          <table:table-cell table:style-name="ce7" table:formula="of:=[.E$56]-[.$A52]" office:value-type="float" office:value="3984.75" calcext:value-type="float">
            <text:p>3985</text:p>
          </table:table-cell>
          <table:table-cell table:style-name="ce7" table:formula="of:=[.F$56]-[.$A52]" office:value-type="float" office:value="4898.875" calcext:value-type="float">
            <text:p>4899</text:p>
          </table:table-cell>
          <table:table-cell table:style-name="ce7" table:formula="of:=[.G$56]-[.$A52]" office:value-type="float" office:value="5767" calcext:value-type="float">
            <text:p>5767</text:p>
          </table:table-cell>
          <table:table-cell table:style-name="ce7" table:formula="of:=[.H$56]-[.$A52]" office:value-type="float" office:value="6560" calcext:value-type="float">
            <text:p>6560</text:p>
          </table:table-cell>
          <table:table-cell table:style-name="ce7" table:formula="of:=[.I$56]-[.$A52]" office:value-type="float" office:value="7225.14285714286" calcext:value-type="float">
            <text:p>7225</text:p>
          </table:table-cell>
          <table:table-cell table:style-name="ce7" table:formula="of:=[.J$56]-[.$A52]" office:value-type="float" office:value="7767.39285714286" calcext:value-type="float">
            <text:p>7767</text:p>
          </table:table-cell>
          <table:table-cell table:style-name="ce7" table:formula="of:=[.K$56]-[.$A52]" office:value-type="float" office:value="8270.64285714286" calcext:value-type="float">
            <text:p>8271</text:p>
          </table:table-cell>
          <table:table-cell table:style-name="ce7" table:formula="of:=[.L$56]-[.$A52]" office:value-type="float" office:value="8720.64285714286" calcext:value-type="float">
            <text:p>8721</text:p>
          </table:table-cell>
          <table:table-cell table:style-name="ce7" table:formula="of:=[.M$56]-[.$A52]" office:value-type="string" office:string-value="" calcext:value-type="error">
            <text:p>#DIV/0!</text:p>
          </table:table-cell>
          <table:table-cell table:style-name="ce7" table:formula="of:=[.N$56]-[.$A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14"/>
          <table:table-cell table:style-name="ce22" table:formula="of:=[.B52]/[.B$58]" office:value-type="float" office:value="-102.75" calcext:value-type="float">
            <text:p>-103</text:p>
          </table:table-cell>
          <table:table-cell table:style-name="ce7" table:formula="of:=[.C52]/[.C$58]" office:value-type="float" office:value="811.1875" calcext:value-type="float">
            <text:p>811</text:p>
          </table:table-cell>
          <table:table-cell table:style-name="ce22" table:formula="of:=[.D52]/[.D$58]" office:value-type="float" office:value="964.291666666667" calcext:value-type="float">
            <text:p>964</text:p>
          </table:table-cell>
          <table:table-cell table:style-name="ce40" table:formula="of:=[.E52]/[.E$58]" office:value-type="float" office:value="996.1875" calcext:value-type="float">
            <text:p>996</text:p>
          </table:table-cell>
          <table:table-cell table:style-name="ce22" table:formula="of:=[.F52]/[.F$58]" office:value-type="float" office:value="979.775" calcext:value-type="float">
            <text:p>980</text:p>
          </table:table-cell>
          <table:table-cell table:style-name="ce22" table:formula="of:=[.G52]/[.G$58]" office:value-type="float" office:value="961.166666666667" calcext:value-type="float">
            <text:p>961</text:p>
          </table:table-cell>
          <table:table-cell table:style-name="ce22" table:formula="of:=[.H52]/[.H$58]" office:value-type="float" office:value="937.142857142857" calcext:value-type="float">
            <text:p>937</text:p>
          </table:table-cell>
          <table:table-cell table:style-name="ce22" table:formula="of:=[.I52]/[.I$58]" office:value-type="float" office:value="903.142857142857" calcext:value-type="float">
            <text:p>903</text:p>
          </table:table-cell>
          <table:table-cell table:style-name="ce22" table:formula="of:=[.J52]/[.J$58]" office:value-type="float" office:value="863.043650793651" calcext:value-type="float">
            <text:p>863</text:p>
          </table:table-cell>
          <table:table-cell table:style-name="ce22" table:formula="of:=[.K52]/[.K$58]" office:value-type="float" office:value="827.064285714286" calcext:value-type="float">
            <text:p>827</text:p>
          </table:table-cell>
          <table:table-cell table:style-name="ce22" table:formula="of:=[.L52]/[.L$58]" office:value-type="float" office:value="792.785714285714" calcext:value-type="float">
            <text:p>793</text:p>
          </table:table-cell>
          <table:table-cell table:style-name="ce22" table:formula="of:=[.M52]/[.M$58]" office:value-type="string" office:string-value="" calcext:value-type="error">
            <text:p>#DIV/0!</text:p>
          </table:table-cell>
          <table:table-cell table:style-name="ce22" table:formula="of:=[.N52]/[.N$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 table:number-columns-repeated="2"/>
          <table:table-cell table:number-columns-repeated="1009"/>
        </table:table-row>
        <table:table-row table:style-name="ro1">
          <table:table-cell table:style-name="ce36" office:value-type="string" calcext:value-type="string">
            <text:p>real thruput</text:p>
          </table:table-cell>
          <table:table-cell table:style-name="ce7" table:formula="of:=AVERAGEIF([.B60:.B95];&quot;&gt;0&quot;)" office:value-type="float" office:value="1897.25" calcext:value-type="float">
            <text:p>1897</text:p>
          </table:table-cell>
          <table:table-cell table:style-name="ce7" table:formula="of:=AVERAGEIF([.C60:.C95];&quot;&gt;0&quot;)" office:value-type="float" office:value="1725.125" calcext:value-type="float">
            <text:p>1725</text:p>
          </table:table-cell>
          <table:table-cell table:style-name="ce7" table:formula="of:=AVERAGEIF([.D60:.D95];&quot;&gt;0&quot;)" office:value-type="float" office:value="1270.5" calcext:value-type="float">
            <text:p>1271</text:p>
          </table:table-cell>
          <table:table-cell table:style-name="ce7" table:formula="of:=AVERAGEIF([.E60:.E95];&quot;&gt;0&quot;)" office:value-type="float" office:value="1091.875" calcext:value-type="float">
            <text:p>1092</text:p>
          </table:table-cell>
          <table:table-cell table:style-name="ce7" table:formula="of:=AVERAGEIF([.F60:.F95];&quot;&gt;0&quot;)" office:value-type="float" office:value="914.125" calcext:value-type="float">
            <text:p>914</text:p>
          </table:table-cell>
          <table:table-cell table:style-name="ce7" table:formula="of:=AVERAGEIF([.G60:.G95];&quot;&gt;0&quot;)" office:value-type="float" office:value="868.125" calcext:value-type="float">
            <text:p>868</text:p>
          </table:table-cell>
          <table:table-cell table:style-name="ce7" table:formula="of:=AVERAGEIF([.H60:.H95];&quot;&gt;0&quot;)" office:value-type="float" office:value="793" calcext:value-type="float">
            <text:p>793</text:p>
          </table:table-cell>
          <table:table-cell table:style-name="ce7" table:formula="of:=AVERAGEIF([.I60:.I95];&quot;&gt;0&quot;)" office:value-type="float" office:value="665.142857142857" calcext:value-type="float">
            <text:p>665</text:p>
          </table:table-cell>
          <table:table-cell table:style-name="ce7" table:formula="of:=AVERAGEIF([.J60:.J95];&quot;&gt;0&quot;)" office:value-type="float" office:value="542.25" calcext:value-type="float">
            <text:p>542</text:p>
          </table:table-cell>
          <table:table-cell table:style-name="ce7" table:formula="of:=AVERAGEIF([.K60:.K95];&quot;&gt;0&quot;)" office:value-type="float" office:value="503.25" calcext:value-type="float">
            <text:p>503</text:p>
          </table:table-cell>
          <table:table-cell table:style-name="ce7" table:formula="of:=AVERAGEIF([.L60:.L95];&quot;&gt;0&quot;)" office:value-type="float" office:value="450" calcext:value-type="float">
            <text:p>450</text:p>
          </table:table-cell>
          <table:table-cell table:style-name="ce7" table:formula="of:=AVERAGEIF([.M60:.M95];&quot;&gt;0&quot;)" office:value-type="string" office:string-value="" calcext:value-type="error">
            <text:p>#DIV/0!</text:p>
          </table:table-cell>
          <table:table-cell table:style-name="ce7" table:formula="of:=AVERAGEIF([.N60:.N95];&quot;&gt;0&quot;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 office:value-type="string" calcext:value-type="string">
            <text:p>cumulated</text:p>
          </table:table-cell>
          <table:table-cell table:style-name="ce7" table:formula="of:=SUM([.$B$55:.B55])" office:value-type="float" office:value="1897.25" calcext:value-type="float">
            <text:p>1897</text:p>
          </table:table-cell>
          <table:table-cell table:style-name="ce7" table:formula="of:=SUM([.$B$55:.C55])" office:value-type="float" office:value="3622.375" calcext:value-type="float">
            <text:p>3622</text:p>
          </table:table-cell>
          <table:table-cell table:style-name="ce7" table:formula="of:=SUM([.$B$55:.D55])" office:value-type="float" office:value="4892.875" calcext:value-type="float">
            <text:p>4893</text:p>
          </table:table-cell>
          <table:table-cell table:style-name="ce7" table:formula="of:=SUM([.$B$55:.E55])" office:value-type="float" office:value="5984.75" calcext:value-type="float">
            <text:p>5985</text:p>
          </table:table-cell>
          <table:table-cell table:style-name="ce7" table:formula="of:=SUM([.$B$55:.F55])" office:value-type="float" office:value="6898.875" calcext:value-type="float">
            <text:p>6899</text:p>
          </table:table-cell>
          <table:table-cell table:style-name="ce7" table:formula="of:=SUM([.$B$55:.G55])" office:value-type="float" office:value="7767" calcext:value-type="float">
            <text:p>7767</text:p>
          </table:table-cell>
          <table:table-cell table:style-name="ce7" table:formula="of:=SUM([.$B$55:.H55])" office:value-type="float" office:value="8560" calcext:value-type="float">
            <text:p>8560</text:p>
          </table:table-cell>
          <table:table-cell table:style-name="ce7" table:formula="of:=SUM([.$B$55:.I55])" office:value-type="float" office:value="9225.14285714286" calcext:value-type="float">
            <text:p>9225</text:p>
          </table:table-cell>
          <table:table-cell table:style-name="ce7" table:formula="of:=SUM([.$B$55:.J55])" office:value-type="float" office:value="9767.39285714286" calcext:value-type="float">
            <text:p>9767</text:p>
          </table:table-cell>
          <table:table-cell table:style-name="ce7" table:formula="of:=SUM([.$B$55:.K55])" office:value-type="float" office:value="10270.6428571429" calcext:value-type="float">
            <text:p>10271</text:p>
          </table:table-cell>
          <table:table-cell table:style-name="ce7" table:formula="of:=SUM([.$B$55:.L55])" office:value-type="float" office:value="10720.6428571429" calcext:value-type="float">
            <text:p>10721</text:p>
          </table:table-cell>
          <table:table-cell table:style-name="ce7" table:formula="of:=SUM([.$B$55:.M55])" office:value-type="string" office:string-value="" calcext:value-type="error">
            <text:p>#DIV/0!</text:p>
          </table:table-cell>
          <table:table-cell table:style-name="ce7" table:formula="of:=SUM([.$B$55:.N55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58]+1" office:value-type="float" office:value="2" calcext:value-type="float">
            <text:p>2</text:p>
          </table:table-cell>
          <table:table-cell table:style-name="ce35" table:formula="of:=[.C58]+1" office:value-type="float" office:value="3" calcext:value-type="float">
            <text:p>3</text:p>
          </table:table-cell>
          <table:table-cell table:style-name="ce35" table:formula="of:=[.D58]+1" office:value-type="float" office:value="4" calcext:value-type="float">
            <text:p>4</text:p>
          </table:table-cell>
          <table:table-cell table:style-name="ce35" table:formula="of:=[.E58]+1" office:value-type="float" office:value="5" calcext:value-type="float">
            <text:p>5</text:p>
          </table:table-cell>
          <table:table-cell table:style-name="ce35" table:formula="of:=[.F58]+1" office:value-type="float" office:value="6" calcext:value-type="float">
            <text:p>6</text:p>
          </table:table-cell>
          <table:table-cell table:style-name="ce35" table:formula="of:=[.G58]+1" office:value-type="float" office:value="7" calcext:value-type="float">
            <text:p>7</text:p>
          </table:table-cell>
          <table:table-cell table:style-name="ce35" table:formula="of:=[.H58]+1" office:value-type="float" office:value="8" calcext:value-type="float">
            <text:p>8</text:p>
          </table:table-cell>
          <table:table-cell table:style-name="ce35" table:formula="of:=[.I58]+1" office:value-type="float" office:value="9" calcext:value-type="float">
            <text:p>9</text:p>
          </table:table-cell>
          <table:table-cell table:style-name="ce35" table:formula="of:=[.J58]+1" office:value-type="float" office:value="10" calcext:value-type="float">
            <text:p>10</text:p>
          </table:table-cell>
          <table:table-cell table:style-name="ce35" table:formula="of:=[.K58]+1" office:value-type="float" office:value="11" calcext:value-type="float">
            <text:p>11</text:p>
          </table:table-cell>
          <table:table-cell table:style-name="ce35" table:formula="of:=[.L58]+1" office:value-type="float" office:value="12" calcext:value-type="float">
            <text:p>12</text:p>
          </table:table-cell>
          <table:table-cell table:style-name="ce35" table:formula="of:=[.M58]+1" office:value-type="float" office:value="13" calcext:value-type="float">
            <text:p>13</text:p>
          </table:table-cell>
          <table:table-cell table:style-name="ce53"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400" calcext:value-type="float">
            <text:p>4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3" calcext:value-type="float">
            <text:p>783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9-194103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445" calcext:value-type="float">
            <text:p>1445</text:p>
          </table:table-cell>
          <table:table-cell table:style-name="ce16" office:value-type="float" office:value="1523" calcext:value-type="float">
            <text:p>1523</text:p>
          </table:table-cell>
          <table:table-cell table:style-name="ce16" office:value-type="float" office:value="1306" calcext:value-type="float">
            <text:p>1306</text:p>
          </table:table-cell>
          <table:table-cell table:style-name="ce16" office:value-type="float" office:value="973" calcext:value-type="float">
            <text:p>973</text:p>
          </table:table-cell>
          <table:table-cell table:style-name="ce16" office:value-type="float" office:value="871" calcext:value-type="float">
            <text:p>871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703" calcext:value-type="float">
            <text:p>70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_systemd-j3-20210729-223822</text:p>
          </table:table-cell>
          <table:table-cell table:style-name="ce16" office:value-type="float" office:value="1608" calcext:value-type="float">
            <text:p>1608</text:p>
          </table:table-cell>
          <table:table-cell table:style-name="ce16" office:value-type="float" office:value="1657" calcext:value-type="float">
            <text:p>1657</text:p>
          </table:table-cell>
          <table:table-cell table:style-name="ce16" office:value-type="float" office:value="1409" calcext:value-type="float">
            <text:p>1409</text:p>
          </table:table-cell>
          <table:table-cell table:style-name="ce16" office:value-type="float" office:value="1331" calcext:value-type="float">
            <text:p>1331</text:p>
          </table:table-cell>
          <table:table-cell table:style-name="ce16" office:value-type="float" office:value="1050" calcext:value-type="float">
            <text:p>1050</text:p>
          </table:table-cell>
          <table:table-cell table:style-name="ce16" office:value-type="float" office:value="824" calcext:value-type="float">
            <text:p>824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723" calcext:value-type="float">
            <text:p>723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7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 table:style-name="ce16" table:number-columns-repeated="13"/>
          <table:table-cell table:number-columns-repeated="1010"/>
        </table:table-row>
        <table:table-row table:style-name="ro1">
          <table:table-cell table:style-name="ce16" table:number-columns-repeated="13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6:01:20.269702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8-07T16:01:38.782111729</dc:date>
    <dc:creator>Toralf Förster</dc:creator>
    <meta:editing-duration>P2DT1H2M26S</meta:editing-duration>
    <meta:editing-cycles>264</meta:editing-cycles>
    <meta:generator>LibreOffice/7.1.3.2$Linux_X86_64 LibreOffice_project/10$Build-2</meta:generator>
    <meta:document-statistic meta:table-count="1" meta:cell-count="2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minimum="-5000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57cm" svg:height="14.478cm" xlink:href=".." xlink:type="simple" chart:class="chart:line" chart:style-name="ch1">
        <chart:title svg:x="8.84cm" svg:y="0.425cm" chart:style-name="ch2">
          <text:p>thruput per dependency bias</text:p>
        </chart:title>
        <chart:legend chart:legend-position="end" svg:x="20.393cm" svg:y="5.944cm" style:legend-expansion="high" chart:style-name="ch3"/>
        <chart:plot-area chart:style-name="ch4" table:cell-range-address="Sheet1.A55:Sheet1.N55 Sheet1.A43:Sheet1.A43 Sheet1.B44:Sheet1.N44 Sheet1.A46:Sheet1.A46 Sheet1.B47:Sheet1.N47 Sheet1.A49:Sheet1.A49 Sheet1.B50:Sheet1.N50 Sheet1.A52:Sheet1.A52 Sheet1.B53:Sheet1.N53" chart:data-source-has-labels="column" svg:x="1.195cm" svg:y="1.546cm" svg:width="19.334cm" svg:height="12.694cm">
          <chart:coordinate-region svg:x="2.293cm" svg:y="1.745cm" svg:width="18.049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55:Sheet1.N55" chart:label-cell-address="Sheet1.A55:Sheet1.A55" chart:class="chart:line">
            <chart:data-point chart:repeated="13"/>
          </chart:series>
          <chart:series chart:style-name="ch10" chart:values-cell-range-address="Sheet1.B44:Sheet1.N44" chart:label-cell-address="Sheet1.A43:Sheet1.A43" chart:class="chart:line">
            <chart:data-point chart:repeated="13"/>
          </chart:series>
          <chart:series chart:style-name="ch11" chart:values-cell-range-address="Sheet1.B47:Sheet1.N47" chart:label-cell-address="Sheet1.A46:Sheet1.A46" chart:class="chart:line">
            <chart:data-point chart:repeated="13"/>
          </chart:series>
          <chart:series chart:style-name="ch12" chart:values-cell-range-address="Sheet1.B50:Sheet1.N50" chart:label-cell-address="Sheet1.A49:Sheet1.A49" chart:class="chart:line">
            <chart:data-point chart:repeated="13"/>
          </chart:series>
          <chart:series chart:style-name="ch13" chart:values-cell-range-address="Sheet1.B53:Sheet1.N53" chart:label-cell-address="Sheet1.A52:Sheet1.A5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eal thruput</text:p>
                <draw:g>
                  <svg:desc>Sheet1.A55:Sheet1.A55</svg:desc>
                </draw:g>
              </table:table-cell>
              <table:table-cell office:value-type="float" office:value="1897.25">
                <text:p>1897.25</text:p>
                <draw:g>
                  <svg:desc>Sheet1.B55:Sheet1.N55</svg:desc>
                </draw:g>
              </table:table-cell>
              <table:table-cell office:value-type="float" office:value="1725.125">
                <text:p>1725.125</text:p>
              </table:table-cell>
              <table:table-cell office:value-type="float" office:value="1270.5">
                <text:p>1270.5</text:p>
              </table:table-cell>
              <table:table-cell office:value-type="float" office:value="1091.875">
                <text:p>1091.875</text:p>
              </table:table-cell>
              <table:table-cell office:value-type="float" office:value="914.125">
                <text:p>914.125</text:p>
              </table:table-cell>
              <table:table-cell office:value-type="float" office:value="868.125">
                <text:p>868.125</text:p>
              </table:table-cell>
              <table:table-cell office:value-type="float" office:value="793">
                <text:p>793</text:p>
              </table:table-cell>
              <table:table-cell office:value-type="float" office:value="665.142857142857">
                <text:p>665.142857142857</text:p>
              </table:table-cell>
              <table:table-cell office:value-type="float" office:value="542.25">
                <text:p>542.25</text:p>
              </table:table-cell>
              <table:table-cell office:value-type="float" office:value="503.25">
                <text:p>503.25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0</text:p>
                <draw:g>
                  <svg:desc>Sheet1.A43:Sheet1.A43</svg:desc>
                </draw:g>
              </table:table-cell>
              <table:table-cell office:value-type="float" office:value="-4602.75">
                <text:p>-4602.75</text:p>
                <draw:g>
                  <svg:desc>Sheet1.B44:Sheet1.N44</svg:desc>
                </draw:g>
              </table:table-cell>
              <table:table-cell office:value-type="float" office:value="-1438.8125">
                <text:p>-1438.8125</text:p>
              </table:table-cell>
              <table:table-cell office:value-type="float" office:value="-535.708333333333">
                <text:p>-535.708333333333</text:p>
              </table:table-cell>
              <table:table-cell office:value-type="float" office:value="-128.8125">
                <text:p>-128.8125</text:p>
              </table:table-cell>
              <table:table-cell office:value-type="float" office:value="79.775">
                <text:p>79.775</text:p>
              </table:table-cell>
              <table:table-cell office:value-type="float" office:value="211.166666666667">
                <text:p>211.166666666667</text:p>
              </table:table-cell>
              <table:table-cell office:value-type="float" office:value="294.285714285714">
                <text:p>294.285714285714</text:p>
              </table:table-cell>
              <table:table-cell office:value-type="float" office:value="340.642857142857">
                <text:p>340.642857142857</text:p>
              </table:table-cell>
              <table:table-cell office:value-type="float" office:value="363.043650793651">
                <text:p>363.043650793651</text:p>
              </table:table-cell>
              <table:table-cell office:value-type="float" office:value="377.064285714286">
                <text:p>377.064285714286</text:p>
              </table:table-cell>
              <table:table-cell office:value-type="float" office:value="383.694805194805">
                <text:p>383.69480519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46:Sheet1.A46</svg:desc>
                </draw:g>
              </table:table-cell>
              <table:table-cell office:value-type="float" office:value="-3102.75">
                <text:p>-3102.75</text:p>
                <draw:g>
                  <svg:desc>Sheet1.B47:Sheet1.N47</svg:desc>
                </draw:g>
              </table:table-cell>
              <table:table-cell office:value-type="float" office:value="-688.8125">
                <text:p>-688.8125</text:p>
              </table:table-cell>
              <table:table-cell office:value-type="float" office:value="-35.7083333333333">
                <text:p>-35.7083333333333</text:p>
              </table:table-cell>
              <table:table-cell office:value-type="float" office:value="246.1875">
                <text:p>246.1875</text:p>
              </table:table-cell>
              <table:table-cell office:value-type="float" office:value="379.775">
                <text:p>379.775</text:p>
              </table:table-cell>
              <table:table-cell office:value-type="float" office:value="461.166666666667">
                <text:p>461.166666666667</text:p>
              </table:table-cell>
              <table:table-cell office:value-type="float" office:value="508.571428571429">
                <text:p>508.571428571429</text:p>
              </table:table-cell>
              <table:table-cell office:value-type="float" office:value="528.142857142857">
                <text:p>528.142857142857</text:p>
              </table:table-cell>
              <table:table-cell office:value-type="float" office:value="529.710317460317">
                <text:p>529.710317460317</text:p>
              </table:table-cell>
              <table:table-cell office:value-type="float" office:value="527.064285714286">
                <text:p>527.064285714286</text:p>
              </table:table-cell>
              <table:table-cell office:value-type="float" office:value="520.058441558442">
                <text:p>520.05844155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49:Sheet1.A49</svg:desc>
                </draw:g>
              </table:table-cell>
              <table:table-cell office:value-type="float" office:value="-1602.75">
                <text:p>-1602.75</text:p>
                <draw:g>
                  <svg:desc>Sheet1.B50:Sheet1.N50</svg:desc>
                </draw:g>
              </table:table-cell>
              <table:table-cell office:value-type="float" office:value="61.1875">
                <text:p>61.1875</text:p>
              </table:table-cell>
              <table:table-cell office:value-type="float" office:value="464.291666666667">
                <text:p>464.291666666667</text:p>
              </table:table-cell>
              <table:table-cell office:value-type="float" office:value="621.1875">
                <text:p>621.1875</text:p>
              </table:table-cell>
              <table:table-cell office:value-type="float" office:value="679.775">
                <text:p>679.775</text:p>
              </table:table-cell>
              <table:table-cell office:value-type="float" office:value="711.166666666667">
                <text:p>711.166666666667</text:p>
              </table:table-cell>
              <table:table-cell office:value-type="float" office:value="722.857142857143">
                <text:p>722.857142857143</text:p>
              </table:table-cell>
              <table:table-cell office:value-type="float" office:value="715.642857142857">
                <text:p>715.642857142857</text:p>
              </table:table-cell>
              <table:table-cell office:value-type="float" office:value="696.376984126984">
                <text:p>696.376984126984</text:p>
              </table:table-cell>
              <table:table-cell office:value-type="float" office:value="677.064285714286">
                <text:p>677.064285714286</text:p>
              </table:table-cell>
              <table:table-cell office:value-type="float" office:value="656.422077922078">
                <text:p>656.422077922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2:Sheet1.A52</svg:desc>
                </draw:g>
              </table:table-cell>
              <table:table-cell office:value-type="float" office:value="-102.75">
                <text:p>-102.75</text:p>
                <draw:g>
                  <svg:desc>Sheet1.B53:Sheet1.N53</svg:desc>
                </draw:g>
              </table:table-cell>
              <table:table-cell office:value-type="float" office:value="811.1875">
                <text:p>811.1875</text:p>
              </table:table-cell>
              <table:table-cell office:value-type="float" office:value="964.291666666667">
                <text:p>964.291666666667</text:p>
              </table:table-cell>
              <table:table-cell office:value-type="float" office:value="996.1875">
                <text:p>996.1875</text:p>
              </table:table-cell>
              <table:table-cell office:value-type="float" office:value="979.775">
                <text:p>979.775</text:p>
              </table:table-cell>
              <table:table-cell office:value-type="float" office:value="961.166666666667">
                <text:p>961.166666666667</text:p>
              </table:table-cell>
              <table:table-cell office:value-type="float" office:value="937.142857142857">
                <text:p>937.142857142857</text:p>
              </table:table-cell>
              <table:table-cell office:value-type="float" office:value="903.142857142857">
                <text:p>903.142857142857</text:p>
              </table:table-cell>
              <table:table-cell office:value-type="float" office:value="863.043650793651">
                <text:p>863.043650793651</text:p>
              </table:table-cell>
              <table:table-cell office:value-type="float" office:value="827.064285714286">
                <text:p>827.064285714286</text:p>
              </table:table-cell>
              <table:table-cell office:value-type="float" office:value="792.785714285714">
                <text:p>792.7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